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text-underline-style="none" fo:font-weight="normal" officeooo:rsid="0013fbaf" officeooo:paragraph-rsid="0013fbaf" style:font-size-asian="16pt" style:font-weight-asian="normal" style:font-size-complex="16pt" style:font-weight-complex="normal"/>
    </style:style>
    <style:style style:name="P2" style:family="paragraph" style:parent-style-name="Standard">
      <style:paragraph-properties fo:text-align="justify" style:justify-single-word="false"/>
      <style:text-properties fo:font-size="16pt" style:text-underline-style="none" fo:font-weight="normal" officeooo:rsid="0015c64c" officeooo:paragraph-rsid="0015c64c"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fo:font-size="16pt" style:text-underline-style="none" fo:font-weight="bold" officeooo:rsid="0013fbaf" officeooo:paragraph-rsid="0013fbaf"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none" fo:font-weight="bold" officeooo:rsid="0016c2bd" officeooo:paragraph-rsid="0016c2b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4pt" fo:font-weight="bold" officeooo:rsid="0013fbaf" officeooo:paragraph-rsid="0013fbaf" style:font-size-asian="21pt" style:font-weight-asian="bold" style:font-size-complex="24pt" style:font-weight-complex="bold"/>
    </style:style>
    <style:style style:name="P6" style:family="paragraph" style:parent-style-name="Standard">
      <style:paragraph-properties fo:text-align="center" style:justify-single-word="false"/>
      <style:text-properties fo:font-size="24pt" fo:font-weight="normal" officeooo:rsid="0013fbaf" officeooo:paragraph-rsid="0013fbaf" style:font-size-asian="21pt" style:font-weight-asian="normal" style:font-size-complex="24pt" style:font-weight-complex="normal"/>
    </style:style>
    <style:style style:name="P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3fbaf" officeooo:paragraph-rsid="0013fbaf" style:font-size-asian="18pt" style:font-weight-asian="bold" style:font-size-complex="18pt" style:font-weight-complex="bold"/>
    </style:style>
    <style:style style:name="P8" style:family="paragraph" style:parent-style-name="Standard">
      <style:paragraph-properties fo:text-align="justify" style:justify-single-word="false"/>
      <style:text-properties fo:font-size="18pt" style:text-underline-style="none" fo:font-weight="normal" officeooo:rsid="0013fbaf" officeooo:paragraph-rsid="0013fbaf" style:font-size-asian="18pt" style:font-weight-asian="normal" style:font-size-complex="18pt" style:font-weight-complex="normal"/>
    </style:style>
    <style:style style:name="P9" style:family="paragraph" style:parent-style-name="Standard">
      <style:paragraph-properties fo:text-align="justify" style:justify-single-word="false"/>
      <style:text-properties fo:font-size="18pt" style:text-underline-style="none" fo:font-weight="bold" officeooo:rsid="0013fbaf" officeooo:paragraph-rsid="0013fbaf"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28pt" fo:font-weight="normal" officeooo:rsid="0013fbaf" officeooo:paragraph-rsid="0013fbaf"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font-size="32pt" fo:font-weight="bold" officeooo:rsid="0013fbaf" officeooo:paragraph-rsid="0013fbaf" style:font-size-asian="32pt" style:font-weight-asian="bold" style:font-size-complex="32pt" style:font-weight-complex="bold"/>
    </style:style>
    <style:style style:name="P12" style:family="paragraph" style:parent-style-name="Standard" style:list-style-name="L1">
      <style:paragraph-properties fo:text-align="justify" style:justify-single-word="false"/>
      <style:text-properties fo:font-size="16pt" style:text-underline-style="none" fo:font-weight="normal" officeooo:rsid="0015f5a3" officeooo:paragraph-rsid="0015f5a3" style:font-size-asian="16pt" style:font-weight-asian="normal" style:font-size-complex="16pt" style:font-weight-complex="normal"/>
    </style:style>
    <style:style style:name="P13" style:family="paragraph" style:parent-style-name="Standard" style:list-style-name="L1">
      <style:paragraph-properties fo:text-align="justify" style:justify-single-word="false"/>
      <style:text-properties fo:font-size="16pt" style:text-underline-style="none" fo:font-weight="normal" officeooo:rsid="0016978e" officeooo:paragraph-rsid="0016978e"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style:text-underline-style="none" fo:font-weight="normal" officeooo:rsid="0016c2bd" officeooo:paragraph-rsid="0016c2bd" style:font-size-asian="16pt" style:font-weight-asian="normal" style:font-size-complex="16pt" style:font-weight-complex="normal"/>
    </style:style>
    <style:style style:name="T1" style:family="text">
      <style:text-properties officeooo:rsid="0015f5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NOR-2</text:p>
      <text:p text:style-name="P5"/>
      <text:p text:style-name="P5"/>
      <text:p text:style-name="P10">Multithreaded Download Management System</text:p>
      <text:p text:style-name="P10"/>
      <text:p text:style-name="P6"/>
      <text:p text:style-name="P7">Group Members:</text:p>
      <text:p text:style-name="P7"/>
      <text:p text:style-name="P8">Aniket Bhatnagar<text:tab/>13103534<text:tab/></text:p>
      <text:p text:style-name="P8">Meghna Gupta<text:tab/>13103731</text:p>
      <text:p text:style-name="P8">Vidit Mathur<text:tab/><text:tab/>13103615</text:p>
      <text:p text:style-name="P8"/>
      <text:p text:style-name="P8">Batch – B4</text:p>
      <text:p text:style-name="P8"/>
      <text:p text:style-name="P8"/>
      <text:p text:style-name="P9">Introduction:</text:p>
      <text:p text:style-name="P1">We intend to develop a multithreaded download management system, which shall employ top-notch multi-threading and use byte range requests by various user-level threads to accelerate download of large files (multimedia or video files). <text:span text:style-name="T1">The download manager will also make it possible for each thread to resume download from where it had left in case of any connection failure.</text:span></text:p>
      <text:p text:style-name="P1"/>
      <text:p text:style-name="P3">Implementation Details:</text:p>
      <text:p text:style-name="P3"/>
      <text:list xml:id="list1998272659991520232" text:style-name="L1">
        <text:list-item>
          <text:p text:style-name="P12">First will find the size of the file to be downloaded and then divide the file to be downloaded equally between all the threads.</text:p>
        </text:list-item>
        <text:list-item>
          <text:p text:style-name="P12">Each thread will be assigned a start and end byte and that thread will download data only whithin that range (both start and end byte included). </text:p>
        </text:list-item>
        <text:list-item>
          <text:p text:style-name="P12">Then the thread will write the downloaded data to the main file. <text:s/></text:p>
        </text:list-item>
        <text:list-item>
          <text:p text:style-name="P12">If during download a particular thread stops functioning that thread <text:soft-page-break/>will stop momentarily but resume the download from where it had left.</text:p>
        </text:list-item>
        <text:list-item>
          <text:p text:style-name="P12">This can be implemented as the thread in question would have the last downloaded byte recorded and in case of network failure the download would resume from where it had ended.</text:p>
        </text:list-item>
        <text:list-item>
          <text:p text:style-name="P13">Each thread will thus download only a particular chunk of the file and later these chunks will be added to make the main file.</text:p>
        </text:list-item>
      </text:list>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20:45:14.657234781</meta:creation-date>
    <meta:generator>LibreOffice/4.2.8.2$Linux_X86_64 LibreOffice_project/420m0$Build-2</meta:generator>
    <dc:date>2016-02-02T10:11:52.846408464</dc:date>
    <meta:editing-duration>PT12M19S</meta:editing-duration>
    <meta:editing-cycles>4</meta:editing-cycles>
    <meta:document-statistic meta:table-count="0" meta:image-count="0" meta:object-count="0" meta:page-count="2" meta:paragraph-count="16" meta:word-count="224" meta:character-count="1336" meta:non-whitespace-character-count="1128"/>
  </office:meta>
</office:document-meta>
</file>